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Georgia" officeooo:rsid="00035712" officeooo:paragraph-rsid="00035712"/>
    </style:style>
    <style:style style:name="P2" style:family="paragraph" style:parent-style-name="Standard">
      <style:text-properties officeooo:rsid="00035712" officeooo:paragraph-rsid="00035712"/>
    </style:style>
    <style:style style:name="P3" style:family="paragraph" style:parent-style-name="Standard">
      <style:text-properties officeooo:rsid="00052779" officeooo:paragraph-rsid="00052779"/>
    </style:style>
    <style:style style:name="P4" style:family="paragraph" style:parent-style-name="Standard">
      <style:text-properties fo:font-weight="bold" officeooo:rsid="00035712" officeooo:paragraph-rsid="00035712" style:font-weight-asian="bold" style:font-weight-complex="bold"/>
    </style:style>
    <style:style style:name="P5" style:family="paragraph" style:parent-style-name="Standard">
      <style:text-properties fo:font-weight="bold" officeooo:rsid="000564eb" officeooo:paragraph-rsid="000564eb" style:font-weight-asian="bold" style:font-weight-complex="bold"/>
    </style:style>
    <style:style style:name="P6" style:family="paragraph" style:parent-style-name="Standard" style:list-style-name="L1">
      <style:text-properties officeooo:rsid="00035712" officeooo:paragraph-rsid="00035712"/>
    </style:style>
    <style:style style:name="P7" style:family="paragraph" style:parent-style-name="Standard" style:list-style-name="L2">
      <style:text-properties officeooo:rsid="00052779" officeooo:paragraph-rsid="00052779"/>
    </style:style>
    <style:style style:name="P8" style:family="paragraph" style:parent-style-name="Standard">
      <style:text-properties officeooo:rsid="00052779" officeooo:paragraph-rsid="00052779"/>
    </style:style>
    <style:style style:name="P9" style:family="paragraph" style:parent-style-name="Standard" style:list-style-name="L3">
      <style:text-properties officeooo:rsid="000564eb" officeooo:paragraph-rsid="000564eb"/>
    </style:style>
    <style:style style:name="P10" style:family="paragraph" style:parent-style-name="Standard">
      <style:text-properties officeooo:rsid="000564eb" officeooo:paragraph-rsid="00052779"/>
    </style:style>
    <style:style style:name="P11" style:family="paragraph" style:parent-style-name="Standard" style:list-style-name="L3">
      <style:text-properties officeooo:rsid="0006bc84" officeooo:paragraph-rsid="0006bc84"/>
    </style:style>
    <style:style style:name="P12" style:family="paragraph" style:parent-style-name="Standard" style:list-style-name="L1">
      <style:text-properties officeooo:rsid="000874ba" officeooo:paragraph-rsid="000874ba"/>
    </style:style>
    <style:style style:name="P13" style:family="paragraph" style:parent-style-name="Standard">
      <style:text-properties officeooo:rsid="000874ba" officeooo:paragraph-rsid="000874ba"/>
    </style:style>
    <style:style style:name="T1" style:family="text">
      <style:text-properties officeooo:rsid="00052779"/>
    </style:style>
    <style:style style:name="T2" style:family="text">
      <style:text-properties officeooo:rsid="000874ba"/>
    </style:style>
    <style:style style:name="T3" style:family="text">
      <style:text-properties officeooo:rsid="00091e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Slave </text:span>Node types:</text:p>
      <text:list xml:id="list2708105211098977940" text:style-name="L1">
        <text:list-item>
          <text:p text:style-name="P6"><text:span text:style-name="T2">Temp&amp;DimA</text:span>: Temperature <text:span text:style-name="T2">and quad PWM Dimmer and Waterflow</text:span></text:p>
        </text:list-item>
        <text:list-item>
          <text:p text:style-name="P12">Temp&amp;DimB: Temperature and quad Light Relay</text:p>
        </text:list-item>
        <text:list-item>
          <text:p text:style-name="P12">Atlas: Atlas pH, and Atlas EC, and Atlas Oxygen and CO2 relay</text:p>
        </text:list-item>
        <text:list-item>
          <text:p text:style-name="P12"><text:span text:style-name="T3">Dosing: </text:span>4x Dosing pumps <text:span text:style-name="T3">and 2x relay</text:span></text:p>
        </text:list-item>
        <text:list-item>
          <text:p text:style-name="P12"><text:span text:style-name="T3">Relay: </text:span>8x Relays</text:p>
        </text:list-item>
      </text:list>
      <text:p text:style-name="P13"/>
      <text:p text:style-name="P13"/>
      <text:p text:style-name="P2"/>
      <text:p text:style-name="P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eorgia" officeooo:rsid="00035712" officeooo:paragraph-rsid="0003571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DK AquaNod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3:47:49.722000000</meta:creation-date>
    <dc:date>2015-02-17T08:13:15.030000000</dc:date>
    <meta:editing-duration>PT37M44S</meta:editing-duration>
    <meta:editing-cycles>7</meta:editing-cycles>
    <meta:generator>LibreOffice/4.4.0.3$Windows_x86 LibreOffice_project/de093506bcdc5fafd9023ee680b8c60e3e0645d7</meta:generator>
    <meta:document-statistic meta:table-count="0" meta:image-count="0" meta:object-count="0" meta:page-count="1" meta:paragraph-count="7" meta:word-count="46" meta:character-count="247" meta:non-whitespace-character-count="213"/>
  </office:meta>
</office:document-meta>
</file>